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fo:color="#CE181E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color="#CE181E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anuel<text:s/>d’utilisation de MeteoFX</text:p>
      <text:p text:style-name="P2"/>
      <text:p text:style-name="P3">Ajout d’un nouveau capteur simple :</text:p>
      <text:p text:style-name="Standard"/>
      <text:p text:style-name="Standard">- <text:s/>Cliquer sur le bouton Ajouter</text:p>
      <text:p text:style-name="Standard">- Renseigner les éléments de configuration du capteurs</text:p>
      <text:p text:style-name="Standard">- Cliquer sur Ajouter</text:p>
      <text:p text:style-name="Standard">- Le capteur est apparu dans la liste des<text:s/>capteurs</text:p>
      <text:p text:style-name="Standard"/>
      <text:p text:style-name="P4">Suppression d’un capteur :</text:p>
      <text:p text:style-name="Standard"/>
      <text:p text:style-name="Standard">- Sélectionner le capteur dans la liste du master</text:p>
      <text:p text:style-name="Standard">- Cliquer sur le bouton Supprimer</text:p>
      <text:p text:style-name="P5"/>
      <text:p text:style-name="Standard"><text:span text:style-name="T6">Ajout d’un capteur de type MeanSensor :</text:span></text:p>
      <text:p text:style-name="Standard"/>
      <text:p text:style-name="Standard">(Les capteurs de types MeanSensor donnent la température moyenne<text:s/>de plusieurs capteurs, en prenant en compte leur importance)</text:p>
      <text:p text:style-name="Standard">-Cliquer sur le bouton <text:s/>Ajouter</text:p>
      <text:p text:style-name="Standard">- Cliquer sur le bouton MeanSensor</text:p>
      <text:p text:style-name="Standard">- Renseigner le nom<text:s/>du capteur</text:p>
      <text:p text:style-name="Standard"/>
      <text:p text:style-name="Standard">Répéter ces actions<text:s/>une ou plusieurs<text:s/>fois :</text:p>
      <text:p text:style-name="Standard"><text:tab/>- Sélectionner un capteur à ajouter au MeanSensor et<text:s/>lui<text:s/>affecter<text:s/>un coefficient dans le champ prévu à cet effet</text:p>
      <text:p text:style-name="Standard"><text:tab/>- Cliquer sur Ajouter pour ajouter ce capteur au MeanSensor</text:p>
      <text:p text:style-name="Standard"/>
      <text:p text:style-name="Standard">-Cliquer ensuite sur Créer MeanSensor</text:p>
      <text:p text:style-name="Standard"/>
      <text:p text:style-name="P7">Accéder à la caméra du capteur :</text:p>
      <text:p text:style-name="P8"/>
      <text:p text:style-name="Standard">-Sélectionner le capteur dans la liste du master</text:p>
      <text:p text:style-name="Standard">- Cliquer sur le bouton Afficher la caméra</text:p>
      <text:p text:style-name="Standard"/>
      <text:p text:style-name="P9">Accéder à l’affichage analogique du capteur :</text:p>
      <text:p text:style-name="P10"/>
      <text:p text:style-name="Standard">-Sélectionner le capteur dans la liste du master</text:p>
      <text:p text:style-name="Standard">- Cliquer sur le<text:s/>bouton Affichage Analogique</text:p>
      <text:p text:style-name="Standard"/>
      <text:p text:style-name="P11">Modifier un capteur :</text:p>
      <text:p text:style-name="P12"/>
      <text:p text:style-name="Standard">-Sélectionner le capteur dans la liste du master</text:p>
      <text:p text:style-name="Standard">- Modifier les informations voulues dans le detail</text:p>
      <text:p text:style-name="P13"/>
      <text:p text:style-name="P14">/!\ La sauvegarde des capteurs est faites automatiquement à la fermeture de l’application</text:p>
      <text:p text:style-name="P15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omas GUILLO</dc:creator>
    <meta:creation-date>2020-01-18T14:55:00Z</meta:creation-date>
    <dc:date>2020-01-21T09:38:00Z</dc:date>
    <meta:template xlink:href="Normal.dotm" xlink:type="simple"/>
    <meta:editing-cycles>2</meta:editing-cycles>
    <meta:editing-duration>PT180S</meta:editing-duration>
    <meta:document-statistic meta:page-count="1" meta:paragraph-count="2" meta:word-count="202" meta:character-count="1356" meta:row-count="9" meta:non-whitespace-character-count="1156"/>
  </office:meta>
</office:document-meta>
</file>